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"/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572" table:style-name="ce26">
            <text:p>8572</text:p>
          </table:table-cell>
          <table:table-cell office:value-type="float" office:value="7556.0500000000065" table:style-name="ce44">
            <text:p>7556.05</text:p>
          </table:table-cell>
          <table:table-cell office:value-type="float" office:value="14657" table:style-name="ce43">
            <text:p>14657</text:p>
          </table:table-cell>
          <table:table-cell office:value-type="float" office:value="13484.220000000036" table:style-name="ce50">
            <text:p>13484.22</text:p>
          </table:table-cell>
          <table:table-cell office:value-type="float" office:value="8454" table:style-name="ce49">
            <text:p>8454</text:p>
          </table:table-cell>
          <table:table-cell office:value-type="float" office:value="8167.8300000000099" table:style-name="ce128">
            <text:p>8167.83</text:p>
          </table:table-cell>
          <table:table-cell office:value-type="float" office:value="3040" table:style-name="ce127">
            <text:p>3040</text:p>
          </table:table-cell>
          <table:table-cell office:value-type="float" office:value="2968.8500000000008" table:style-name="ce134">
            <text:p>2968.85</text:p>
          </table:table-cell>
          <table:table-cell office:value-type="float" office:value="285" table:style-name="ce133">
            <text:p>285</text:p>
          </table:table-cell>
          <table:table-cell office:value-type="float" office:value="278.48999999999995" table:style-name="ce146">
            <text:p>278.49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98">
            <text:p>0.00</text:p>
          </table:table-cell>
          <table:table-cell office:value-type="float" office:value="35008" table:content-validation-name="val2" table:style-name="ce110">
            <text:p>35,008</text:p>
          </table:table-cell>
          <table:table-cell office:value-type="float" office:value="32455.440000000053" table:content-validation-name="val2" table:style-name="ce109">
            <text:p>32,455.44</text:p>
          </table:table-cell>
          <table:table-cell office:value-type="float" office:value="1852" table:style-name="ce97">
            <text:p>1852</text:p>
          </table:table-cell>
          <table:table-cell office:value-type="float" office:value="1684.9399999999985" table:style-name="ce80">
            <text:p>1684.94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852" table:style-name="ce113">
            <text:p>1,852</text:p>
          </table:table-cell>
          <table:table-cell office:value-type="float" office:value="1684.9399999999985" table:style-name="ce120">
            <text:p>1,684.94</text:p>
          </table:table-cell>
          <table:table-cell office:value-type="float" office:value="36860" table:content-validation-name="val2" table:style-name="ce114">
            <text:p>36,860</text:p>
          </table:table-cell>
          <table:table-cell office:value-type="float" office:value="34140.380000000048" table:content-validation-name="val2" table:style-name="ce115">
            <text:p>34,140.38</text:p>
          </table:table-cell>
          <table:table-cell office:value-type="currency" office:value="86093507.019999996" table:content-validation-name="val1" table:style-name="ce12">
            <text:p>£86,093,507.02</text:p>
          </table:table-cell>
          <table:table-cell office:value-type="currency" office:value="10511998.57" table:content-validation-name="val1" table:style-name="ce12">
            <text:p>£10,511,998.57</text:p>
          </table:table-cell>
          <table:table-cell office:value-type="currency" office:value="470742.37" table:content-validation-name="val1" table:style-name="ce12">
            <text:p>£470,742.37</text:p>
          </table:table-cell>
          <table:table-cell office:value-type="currency" office:value="490154.52999999997" table:content-validation-name="val1" table:style-name="ce12">
            <text:p>£490,154.53</text:p>
          </table:table-cell>
          <table:table-cell office:value-type="currency" office:value="23961880.489999998" table:content-validation-name="val1" table:style-name="ce12">
            <text:p>£23,961,880.49</text:p>
          </table:table-cell>
          <table:table-cell office:value-type="currency" office:value="9299451.8000000007" table:content-validation-name="val1" table:style-name="ce12">
            <text:p>£9,299,451.80</text:p>
          </table:table-cell>
          <table:table-cell office:value-type="currency" office:value="130827734.78" table:style-name="ce13">
            <text:p>£130,827,734.78</text:p>
          </table:table-cell>
          <table:table-cell office:value-type="currency" office:value="4827626.9400000004" table:content-validation-name="val1" table:style-name="ce14">
            <text:p>£4,827,626.94</text:p>
          </table:table-cell>
          <table:table-cell office:value-type="currency" office:value="1412370.2199999997" table:content-validation-name="val1" table:style-name="ce14">
            <text:p>£1,412,370.22</text:p>
          </table:table-cell>
          <table:table-cell office:value-type="currency" office:value="6239997.1600000001" table:style-name="ce13">
            <text:p>£6,239,997.16</text:p>
          </table:table-cell>
          <table:table-cell office:value-type="currency" office:value="137067731.94" table:style-name="ce15">
            <text:p>£137,067,731.94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61" table:style-name="ce27">
            <text:p>361</text:p>
          </table:table-cell>
          <table:table-cell office:value-type="float" office:value="286.20599999999985" table:style-name="ce45">
            <text:p>286.21</text:p>
          </table:table-cell>
          <table:table-cell office:value-type="float" office:value="284" table:style-name="ce46">
            <text:p>284</text:p>
          </table:table-cell>
          <table:table-cell office:value-type="float" office:value="254.10500000000005" table:style-name="ce51">
            <text:p>254.11</text:p>
          </table:table-cell>
          <table:table-cell office:value-type="float" office:value="341" table:style-name="ce52">
            <text:p>341</text:p>
          </table:table-cell>
          <table:table-cell office:value-type="float" office:value="324.92099999999999" table:style-name="ce129">
            <text:p>324.92</text:p>
          </table:table-cell>
          <table:table-cell office:value-type="float" office:value="56" table:style-name="ce130">
            <text:p>56</text:p>
          </table:table-cell>
          <table:table-cell office:value-type="float" office:value="55.03" table:style-name="ce135">
            <text:p>55.03</text:p>
          </table:table-cell>
          <table:table-cell office:value-type="float" office:value="5" table:style-name="ce136">
            <text:p>5</text:p>
          </table:table-cell>
          <table:table-cell office:value-type="float" office:value="5" table:style-name="ce147">
            <text:p>5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3" table:content-validation-name="val2" table:style-name="ce110">
            <text:p>1,053</text:p>
          </table:table-cell>
          <table:table-cell office:value-type="float" office:value="926.05199999999991" table:content-validation-name="val2" table:style-name="ce109">
            <text:p>926.05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75">
            <text:p>1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20">
            <text:p>1.00</text:p>
          </table:table-cell>
          <table:table-cell office:value-type="float" office:value="1054" table:content-validation-name="val2" table:style-name="ce114">
            <text:p>1,054</text:p>
          </table:table-cell>
          <table:table-cell office:value-type="float" office:value="927.05199999999991" table:content-validation-name="val2" table:style-name="ce115">
            <text:p>927.05</text:p>
          </table:table-cell>
          <table:table-cell office:value-type="currency" office:value="2178882" table:content-validation-name="val1" table:style-name="ce12">
            <text:p>£2,178,882.00</text:p>
          </table:table-cell>
          <table:table-cell office:value-type="currency" office:value="22852" table:content-validation-name="val1" table:style-name="ce12">
            <text:p>£22,85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337" table:content-validation-name="val1" table:style-name="ce12">
            <text:p>£2,337.00</text:p>
          </table:table-cell>
          <table:table-cell office:value-type="currency" office:value="-437534" table:style-name="ce12">
            <text:p>-£437,534.00</text:p>
          </table:table-cell>
          <table:table-cell office:value-type="currency" office:value="207317" table:content-validation-name="val1" table:style-name="ce12">
            <text:p>£207,317.00</text:p>
          </table:table-cell>
          <table:table-cell office:value-type="currency" office:value="1973854" table:style-name="ce13">
            <text:p>£1,973,854.00</text:p>
          </table:table-cell>
          <table:table-cell office:value-type="currency" office:value="111083" table:content-validation-name="val1" table:style-name="ce14">
            <text:p>£111,083.00</text:p>
          </table:table-cell>
          <table:table-cell office:value-type="currency" office:value="54729" table:content-validation-name="val1" table:style-name="ce14">
            <text:p>£54,729.00</text:p>
          </table:table-cell>
          <table:table-cell office:value-type="currency" office:value="165812" table:style-name="ce13">
            <text:p>£165,812.00</text:p>
          </table:table-cell>
          <table:table-cell office:value-type="currency" office:value="2139666" table:style-name="ce15">
            <text:p>£2,139,666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4" table:style-name="ce28">
            <text:p>194</text:p>
          </table:table-cell>
          <table:table-cell office:value-type="float" office:value="187.7" table:style-name="ce47">
            <text:p>187.70</text:p>
          </table:table-cell>
          <table:table-cell office:value-type="float" office:value="480" table:style-name="ce48">
            <text:p>480</text:p>
          </table:table-cell>
          <table:table-cell office:value-type="float" office:value="464.7" table:style-name="ce53">
            <text:p>464.70</text:p>
          </table:table-cell>
          <table:table-cell office:value-type="float" office:value="285" table:style-name="ce54">
            <text:p>285</text:p>
          </table:table-cell>
          <table:table-cell office:value-type="float" office:value="276.7" table:style-name="ce131">
            <text:p>276.7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1" table:style-name="ce138">
            <text:p>11</text:p>
          </table:table-cell>
          <table:table-cell office:value-type="float" office:value="10.6" table:style-name="ce149">
            <text:p>10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20" table:content-validation-name="val2" table:style-name="ce110">
            <text:p>1,020</text:p>
          </table:table-cell>
          <table:table-cell office:value-type="float" office:value="983.59999999999991" table:content-validation-name="val2" table:style-name="ce109">
            <text:p>983.60</text:p>
          </table:table-cell>
          <table:table-cell office:value-type="float" office:value="27" table:style-name="ce101">
            <text:p>27</text:p>
          </table:table-cell>
          <table:table-cell office:value-type="float" office:value="27" table:style-name="ce83">
            <text:p>27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3" table:style-name="ce66">
            <text:p>3</text:p>
          </table:table-cell>
          <table:table-cell office:value-type="float" office:value="2.2000000000000002" table:style-name="ce77">
            <text:p>2.2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30" table:style-name="ce113">
            <text:p>30</text:p>
          </table:table-cell>
          <table:table-cell office:value-type="float" office:value="29.2" table:style-name="ce120">
            <text:p>29.20</text:p>
          </table:table-cell>
          <table:table-cell office:value-type="float" office:value="1050" table:content-validation-name="val2" table:style-name="ce114">
            <text:p>1,050</text:p>
          </table:table-cell>
          <table:table-cell office:value-type="float" office:value="1012.8" table:content-validation-name="val2" table:style-name="ce115">
            <text:p>1,012.80</text:p>
          </table:table-cell>
          <table:table-cell office:value-type="currency" office:value="2947823" table:content-validation-name="val1" table:style-name="ce12">
            <text:p>£2,947,823.00</text:p>
          </table:table-cell>
          <table:table-cell office:value-type="currency" office:value="120887" table:content-validation-name="val1" table:style-name="ce12">
            <text:p>£120,887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0388" table:content-validation-name="val1" table:style-name="ce12">
            <text:p>£20,388.00</text:p>
          </table:table-cell>
          <table:table-cell office:value-type="currency" office:value="791829" table:content-validation-name="val1" table:style-name="ce12">
            <text:p>£791,829.00</text:p>
          </table:table-cell>
          <table:table-cell office:value-type="currency" office:value="340273" table:content-validation-name="val1" table:style-name="ce12">
            <text:p>£340,273.00</text:p>
          </table:table-cell>
          <table:table-cell office:value-type="currency" office:value="4221200" table:style-name="ce13">
            <text:p>£4,221,200.00</text:p>
          </table:table-cell>
          <table:table-cell office:value-type="currency" office:value="114591" table:content-validation-name="val1" table:style-name="ce14">
            <text:p>£114,591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14591" table:style-name="ce13">
            <text:p>£114,591.00</text:p>
          </table:table-cell>
          <table:table-cell office:value-type="currency" office:value="4335791" table:style-name="ce15">
            <text:p>£4,335,791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" table:style-name="ce34">
            <text:p>7</text:p>
          </table:table-cell>
          <table:table-cell office:value-type="float" office:value="6.6" table:style-name="ce38">
            <text:p>6.60</text:p>
          </table:table-cell>
          <table:table-cell office:value-type="float" office:value="11" table:style-name="ce37">
            <text:p>11</text:p>
          </table:table-cell>
          <table:table-cell office:value-type="float" office:value="9.9" table:style-name="ce56">
            <text:p>9.90</text:p>
          </table:table-cell>
          <table:table-cell office:value-type="float" office:value="38" table:style-name="ce55">
            <text:p>38</text:p>
          </table:table-cell>
          <table:table-cell office:value-type="float" office:value="37.799999999999997" table:style-name="ce122">
            <text:p>37.80</text:p>
          </table:table-cell>
          <table:table-cell office:value-type="float" office:value="2" table:style-name="ce121">
            <text:p>2</text:p>
          </table:table-cell>
          <table:table-cell office:value-type="float" office:value="2" table:style-name="ce140">
            <text:p>2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60" table:content-validation-name="val2" table:style-name="ce110">
            <text:p>60</text:p>
          </table:table-cell>
          <table:table-cell office:value-type="float" office:value="57.73" table:content-validation-name="val2" table:style-name="ce109">
            <text:p>57.7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60" table:content-validation-name="val2" table:style-name="ce114">
            <text:p>60</text:p>
          </table:table-cell>
          <table:table-cell office:value-type="float" office:value="57.73" table:content-validation-name="val2" table:style-name="ce115">
            <text:p>57.73</text:p>
          </table:table-cell>
          <table:table-cell office:value-type="currency" office:value="176391.09" table:content-validation-name="val1" table:style-name="ce12">
            <text:p>£176,391.09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993.91" table:content-validation-name="val1" table:style-name="ce12">
            <text:p>£44,993.91</text:p>
          </table:table-cell>
          <table:table-cell office:value-type="currency" office:value="18491.18" table:content-validation-name="val1" table:style-name="ce12">
            <text:p>£18,491.18</text:p>
          </table:table-cell>
          <table:table-cell office:value-type="currency" office:value="240209.50999999998" table:style-name="ce13">
            <text:p>£240,209.5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209.50999999998" table:style-name="ce15">
            <text:p>£240,209.51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3" table:style-name="ce35">
            <text:p>83</text:p>
          </table:table-cell>
          <table:table-cell office:value-type="float" office:value="70.569999999999993" table:style-name="ce39">
            <text:p>70.57</text:p>
          </table:table-cell>
          <table:table-cell office:value-type="float" office:value="88" table:style-name="ce40">
            <text:p>88</text:p>
          </table:table-cell>
          <table:table-cell office:value-type="float" office:value="87.35" table:style-name="ce57">
            <text:p>87.35</text:p>
          </table:table-cell>
          <table:table-cell office:value-type="float" office:value="82" table:style-name="ce58">
            <text:p>82</text:p>
          </table:table-cell>
          <table:table-cell office:value-type="float" office:value="81.56" table:style-name="ce123">
            <text:p>81.56</text:p>
          </table:table-cell>
          <table:table-cell office:value-type="float" office:value="18" table:style-name="ce124">
            <text:p>18</text:p>
          </table:table-cell>
          <table:table-cell office:value-type="float" office:value="17.600000000000001" table:style-name="ce141">
            <text:p>17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5" table:style-name="ce154">
            <text:p>5</text:p>
          </table:table-cell>
          <table:table-cell office:value-type="float" office:value="0.99" table:style-name="ce107">
            <text:p>0.99</text:p>
          </table:table-cell>
          <table:table-cell office:value-type="float" office:value="280" table:content-validation-name="val2" table:style-name="ce110">
            <text:p>280</text:p>
          </table:table-cell>
          <table:table-cell office:value-type="float" office:value="262.07" table:content-validation-name="val2" table:style-name="ce109">
            <text:p>262.07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3" table:style-name="ce70">
            <text:p>3</text:p>
          </table:table-cell>
          <table:table-cell office:value-type="float" office:value="2.4" table:style-name="ce93">
            <text:p>2.4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3" table:style-name="ce113">
            <text:p>3</text:p>
          </table:table-cell>
          <table:table-cell office:value-type="float" office:value="2.4" table:style-name="ce120">
            <text:p>2.40</text:p>
          </table:table-cell>
          <table:table-cell office:value-type="float" office:value="283" table:content-validation-name="val2" table:style-name="ce114">
            <text:p>283</text:p>
          </table:table-cell>
          <table:table-cell office:value-type="float" office:value="264.46999999999997" table:content-validation-name="val2" table:style-name="ce115">
            <text:p>264.47</text:p>
          </table:table-cell>
          <table:table-cell office:value-type="currency" office:value="803331.16" table:content-validation-name="val1" table:style-name="ce12">
            <text:p>£803,331.16</text:p>
          </table:table-cell>
          <table:table-cell office:value-type="currency" office:value="17011.86" table:content-validation-name="val1" table:style-name="ce12">
            <text:p>£17,011.86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14757.55" table:content-validation-name="val1" table:style-name="ce12">
            <text:p>£14,757.55</text:p>
          </table:table-cell>
          <table:table-cell office:value-type="currency" office:value="193867.43" table:content-validation-name="val1" table:style-name="ce12">
            <text:p>£193,867.43</text:p>
          </table:table-cell>
          <table:table-cell office:value-type="currency" office:value="85644.19" table:content-validation-name="val1" table:style-name="ce12">
            <text:p>£85,644.19</text:p>
          </table:table-cell>
          <table:table-cell office:value-type="currency" office:value="1116612.19" table:style-name="ce13">
            <text:p>£1,116,612.1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7190" table:content-validation-name="val1" table:style-name="ce14">
            <text:p>£47,190.00</text:p>
          </table:table-cell>
          <table:table-cell office:value-type="currency" office:value="47190" table:style-name="ce13">
            <text:p>£47,190.00</text:p>
          </table:table-cell>
          <table:table-cell office:value-type="currency" office:value="1163802.19" table:style-name="ce15">
            <text:p>£1,163,802.19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41">
            <text:p>8.00</text:p>
          </table:table-cell>
          <table:table-cell office:value-type="float" office:value="9" table:style-name="ce42">
            <text:p>9</text:p>
          </table:table-cell>
          <table:table-cell office:value-type="float" office:value="7.69" table:style-name="ce59">
            <text:p>7.69</text:p>
          </table:table-cell>
          <table:table-cell office:value-type="float" office:value="90" table:style-name="ce60">
            <text:p>90</text:p>
          </table:table-cell>
          <table:table-cell office:value-type="float" office:value="88.63" table:style-name="ce125">
            <text:p>88.63</text:p>
          </table:table-cell>
          <table:table-cell office:value-type="float" office:value="7" table:style-name="ce126">
            <text:p>7</text:p>
          </table:table-cell>
          <table:table-cell office:value-type="float" office:value="6.59" table:style-name="ce143">
            <text:p>6.59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55">
            <text:p>1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5" table:content-validation-name="val2" table:style-name="ce110">
            <text:p>115</text:p>
          </table:table-cell>
          <table:table-cell office:value-type="float" office:value="111.91" table:content-validation-name="val2" table:style-name="ce109">
            <text:p>111.91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0.03" table:style-name="ce119">
            <text:p>0.03</text:p>
          </table:table-cell>
          <table:table-cell office:value-type="float" office:value="1" table:style-name="ce113">
            <text:p>1</text:p>
          </table:table-cell>
          <table:table-cell office:value-type="float" office:value="0.03" table:style-name="ce120">
            <text:p>0.03</text:p>
          </table:table-cell>
          <table:table-cell office:value-type="float" office:value="116" table:content-validation-name="val2" table:style-name="ce114">
            <text:p>116</text:p>
          </table:table-cell>
          <table:table-cell office:value-type="float" office:value="111.94" table:content-validation-name="val2" table:style-name="ce115">
            <text:p>111.94</text:p>
          </table:table-cell>
          <table:table-cell office:value-type="currency" office:value="293559.65000000002" table:content-validation-name="val1" table:style-name="ce12">
            <text:p>£293,559.65</text:p>
          </table:table-cell>
          <table:table-cell office:value-type="currency" office:value="4980.79" table:content-validation-name="val1" table:style-name="ce12">
            <text:p>£4,980.79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3361.55" table:content-validation-name="val1" table:style-name="ce12">
            <text:p>£73,361.55</text:p>
          </table:table-cell>
          <table:table-cell office:value-type="currency" office:value="30831.21" table:content-validation-name="val1" table:style-name="ce12">
            <text:p>£30,831.21</text:p>
          </table:table-cell>
          <table:table-cell office:value-type="currency" office:value="402733.2" table:style-name="ce13">
            <text:p>£402,733.2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708.82" table:content-validation-name="val1" table:style-name="ce14">
            <text:p>£708.82</text:p>
          </table:table-cell>
          <table:table-cell office:value-type="currency" office:value="708.82" table:style-name="ce13">
            <text:p>£708.82</text:p>
          </table:table-cell>
          <table:table-cell office:value-type="currency" office:value="403442.02" table:style-name="ce15">
            <text:p>£403,442.02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3" table:style-name="ce1"/>
          <table:table-cell table:style-name="ce19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2-27T09:45:57Z</dc:date>
  </office:meta>
</office:document-meta>
</file>